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amanho</text:p>
          </table:table-cell>
          <table:table-cell office:value-type="string" table:style-name="ce1">
            <text:p>mergeSort</text:p>
          </table:table-cell>
          <table:table-cell office:value-type="string" table:style-name="ce1">
            <text:p>Arrays.sort</text:p>
          </table:table-cell>
          <table:table-cell table:number-columns-repeated="16381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/>
          <table:table-cell table:style-name="ce1">
            <draw:frame draw:z-index="1" draw:id="id0" draw:style-name="a0" draw:name="Chart 1" svg:x="0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0-04-24T23:21:14Z</meta:creation-date>
    <dc:date>2020-04-24T23:50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Planilha1.$B$1" chart:values-cell-range-address="Planilha1.$B$2:.$B$11" chart:class="chart:scatter" chart:attached-axis="primary-y" chart:style-name="G0S0">
            <chart:domain table:cell-range-address="Planilha1.$A$2:.$A$11"/>
            <chart:data-point chart:repeated="10"/>
          </chart:series>
          <chart:series chart:label-cell-address="Planilha1.$C$1" chart:values-cell-range-address="Planilha1.$C$2:.$C$11" chart:class="chart:scatter" chart:attached-axis="primary-y" chart:style-name="G0S1">
            <chart:domain table:cell-range-address="Planilha1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